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064c8"/>
    </style:style>
    <style:style style:name="P2" style:family="paragraph" style:parent-style-name="Standard">
      <style:text-properties officeooo:paragraph-rsid="00206d4c"/>
    </style:style>
    <style:style style:name="P3" style:family="paragraph" style:parent-style-name="Standard">
      <style:text-properties officeooo:paragraph-rsid="00217d19"/>
    </style:style>
    <style:style style:name="P4" style:family="paragraph" style:parent-style-name="Standard">
      <style:text-properties officeooo:rsid="00217d19" officeooo:paragraph-rsid="00226e61"/>
    </style:style>
    <style:style style:name="P5" style:family="paragraph" style:parent-style-name="Standard">
      <style:text-properties officeooo:rsid="00217d19" officeooo:paragraph-rsid="0023ef16"/>
    </style:style>
    <style:style style:name="P6" style:family="paragraph" style:parent-style-name="Standard">
      <style:text-properties officeooo:rsid="00226e61" officeooo:paragraph-rsid="00226e61"/>
    </style:style>
    <style:style style:name="P7" style:family="paragraph" style:parent-style-name="Standard">
      <style:text-properties officeooo:rsid="00226e61" officeooo:paragraph-rsid="0023ef16"/>
    </style:style>
    <style:style style:name="P8" style:family="paragraph" style:parent-style-name="Standard">
      <style:text-properties officeooo:paragraph-rsid="002418b8"/>
    </style:style>
    <style:style style:name="P9" style:family="paragraph" style:parent-style-name="Standard">
      <style:text-properties officeooo:paragraph-rsid="0025142c"/>
    </style:style>
    <style:style style:name="P10" style:family="paragraph" style:parent-style-name="Standard">
      <style:text-properties officeooo:paragraph-rsid="0025df55"/>
    </style:style>
    <style:style style:name="P11" style:family="paragraph" style:parent-style-name="Standard">
      <style:text-properties fo:font-weight="normal" officeooo:paragraph-rsid="002418b8" style:font-weight-asian="normal" style:font-weight-complex="normal"/>
    </style:style>
    <style:style style:name="P12" style:family="paragraph" style:parent-style-name="Standard">
      <style:text-properties officeooo:rsid="0025142c" officeooo:paragraph-rsid="0025142c"/>
    </style:style>
    <style:style style:name="T1" style:family="text">
      <style:text-properties officeooo:rsid="002064c8"/>
    </style:style>
    <style:style style:name="T2" style:family="text">
      <style:text-properties officeooo:rsid="00206d4c"/>
    </style:style>
    <style:style style:name="T3" style:family="text">
      <style:text-properties officeooo:rsid="00217d19"/>
    </style:style>
    <style:style style:name="T4" style:family="text">
      <style:text-properties fo:font-weight="normal" style:font-weight-asian="normal" style:font-weight-complex="normal"/>
    </style:style>
    <style:style style:name="T5" style:family="text">
      <style:text-properties fo:font-weight="normal" officeooo:rsid="00217d19" style:font-weight-asian="normal" style:font-weight-complex="normal"/>
    </style:style>
    <style:style style:name="T6" style:family="text">
      <style:text-properties fo:font-weight="normal" officeooo:rsid="002418b8" style:font-weight-asian="normal" style:font-weight-complex="normal"/>
    </style:style>
    <style:style style:name="T7" style:family="text">
      <style:text-properties officeooo:rsid="0023ef16"/>
    </style:style>
    <style:style style:name="T8" style:family="text">
      <style:text-properties officeooo:rsid="0025142c"/>
    </style:style>
    <style:style style:name="T9" style:family="text">
      <style:text-properties fo:font-weight="bold" style:font-weight-asian="bold" style:font-weight-complex="bold"/>
    </style:style>
    <style:style style:name="T10" style:family="text">
      <style:text-properties fo:font-weight="bold" officeooo:rsid="0025142c" style:font-weight-asian="bold" style:font-weight-complex="bold"/>
    </style:style>
    <style:style style:name="T11" style:family="text">
      <style:text-properties fo:font-weight="bold" officeooo:rsid="0027553c" style:font-weight-asian="bold" style:font-weight-complex="bold"/>
    </style:style>
    <style:style style:name="T12" style:family="text">
      <style:text-properties officeooo:rsid="002755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text:span text:style-name="T11">1.</text:span><text:span text:style-name="T9">Explain what and how the below command does what it does:</text:span></text:p>
      <text:p text:style-name="P10"><text:span text:style-name="T9">printf 'HEAD / HTTP/1.1\r\nHost: </text:span><text:a xlink:type="simple" xlink:href="https://www.google.com/url?q=http://en.wikipedia.org&amp;sa=D&amp;ust=1579849389031000&amp;usg=AFQjCNFZUMa0LkTsuSDthaNnuFwptpjvrA" text:style-name="Internet_20_link" text:visited-style-name="Visited_20_Internet_20_Link"><text:span text:style-name="T9">en.wikipedia.org</text:span></text:a><text:span text:style-name="T9">\r\n\r\n' | nc </text:span><text:a xlink:type="simple" xlink:href="https://www.google.com/url?q=http://en.wikipedia.org&amp;sa=D&amp;ust=1579849389031000&amp;usg=AFQjCNFZUMa0LkTsuSDthaNnuFwptpjvrA" text:style-name="Internet_20_link" text:visited-style-name="Visited_20_Internet_20_Link"><text:span text:style-name="T9">en.wikipedia.org</text:span></text:a><text:span text:style-name="T9"> 80</text:span></text:p>
      <text:p text:style-name="P1"><text:line-break/><text:span text:style-name="T1">The command has two unix commands piped together</text:span><text:line-break/></text:p>
      <text:p text:style-name="P1">The given command is the combination of several unix commands pipelined together using the pipe operator, it is represented using "|" a pipe is a form of redirection and its function is to combine two or more commands, and in this, the output of one command acts as input to another command, and this command’s output may act as input to the next command and so on.</text:p>
      <text:p text:style-name="P1">Syntax:</text:p>
      <text:p text:style-name="P1">command_1 | command_2 | command_3 | .... | command_N </text:p>
      <text:p text:style-name="P1"/>
      <text:p text:style-name="P1">Pipes are unidirectional i.e data flows from left to right through the pipeline,hence we execute and solve the given command in the same order.</text:p>
      <text:p text:style-name="P1"/>
      <text:p text:style-name="P1"><text:span text:style-name="T2">1. printf </text:span>command is used to display the given string, number or any other format specifier on the terminal window. It works the same way as <text:span text:style-name="T2">printf</text:span> works in programming languages like C. </text:p>
      <text:p text:style-name="P2"><text:span text:style-name="T2">It</text:span> tells us what needs to be printed to console.</text:p>
      <text:p text:style-name="P2"/>
      <text:p text:style-name="P4">The given command is : printf 'HEAD / HTTP/1.1\r\nHost: <text:a xlink:type="simple" xlink:href="https://www.google.com/url?q=http://en.wikipedia.org&amp;sa=D&amp;ust=1579849389031000&amp;usg=AFQjCNFZUMa0LkTsuSDthaNnuFwptpjvrA" text:style-name="Internet_20_link" text:visited-style-name="Visited_20_Internet_20_Link">en.wikipedia.org</text:a>\r\n\r\n' </text:p>
      <text:p text:style-name="P5">the "printf" command consists of the "http" request to get the header of the mentioned domian name <text:span text:style-name="T7">in this case en.wikipedia.org .</text:span> </text:p>
      <text:p text:style-name="P6"/>
      <text:p text:style-name="P6">sunandini@z-Latitude-E5450:~$ printf 'HEAD / HTTP/1.1\r\nHost: en.wikipedia.org\r\n\r\n'</text:p>
      <text:p text:style-name="P6">HEAD / HTTP/1.1</text:p>
      <text:p text:style-name="P6">Host: en.wikipedia.org </text:p>
      <text:p text:style-name="P6"/>
      <text:p text:style-name="P7">T<text:span text:style-name="T7">he output data of the </text:span>printf <text:span text:style-name="T7">command</text:span> containing <text:span text:style-name="T7">the </text:span>http request will be pipel<text:span text:style-name="T7">e</text:span>d to the nc command as a<text:span text:style-name="T7">n</text:span> input .</text:p>
      <text:p text:style-name="P7"/>
      <text:p text:style-name="P3">2. nc command is the netcad command used to conn<text:span text:style-name="T3">ec</text:span>t to the <text:s/><text:span text:style-name="T3">given </text:span>host address <text:span text:style-name="T3">w</text:span><text:span text:style-name="T4">ith the </text:span><text:span text:style-name="T5">specified </text:span><text:span text:style-name="T4">port number.(TCP and UDP Connections).</text:span></text:p>
      <text:p text:style-name="P8"><text:span text:style-name="T4">By default, </text:span><text:span text:style-name="T5">n</text:span><text:span text:style-name="T4">etcat will attempt to start a TCP connection to the specified host and port. <text:s/></text:span><text:span text:style-name="T5">T</text:span><text:span text:style-name="T4">o establish a UDP connection, use the </text:span><text:span text:style-name="Source_20_Text"><text:span text:style-name="T4">-u</text:span></text:span><text:span text:style-name="T4"> option:</text:span></text:p>
      <text:p text:style-name="P11"/>
      <text:p text:style-name="P8"><text:span text:style-name="T6">The given command is : nc </text:span><text:a xlink:type="simple" xlink:href="https://www.google.com/url?q=http://en.wikipedia.org&amp;sa=D&amp;ust=1579849389031000&amp;usg=AFQjCNFZUMa0LkTsuSDthaNnuFwptpjvrA" text:style-name="Internet_20_link" text:visited-style-name="Visited_20_Internet_20_Link"><text:span text:style-name="T6">en.wikipedia.org</text:span></text:a><text:span text:style-name="T6"> 80</text:span></text:p>
      <text:p text:style-name="P8"><text:span text:style-name="T4">here,the the domain server it is getting connected to is the en.wikipedia.org </text:span><text:span text:style-name="T6">through port 80.</text:span><text:line-break/><text:line-break/><text:span text:style-name="T8">T</text:span>he final output is the header data of en.wikipedia.org from the server.<text:line-break/><text:line-break/><text:line-break/>Output:</text:p>
      <text:p text:style-name="P1"/>
      <text:p text:style-name="P1">sunandini@z-Latitude-E5450:~$ printf 'HEAD / HTTP/1.1\r\nHost: en.wikipedia.org\r\n\r\n' | nc en.wikipedia.org 80 </text:p>
      <text:p text:style-name="P1">HTTP/1.1 301 TLS Redirect</text:p>
      <text:p text:style-name="P1">Date: Fri, 24 Jan 2020 05:43:26 GMT</text:p>
      <text:p text:style-name="P1">Server: Varnish</text:p>
      <text:p text:style-name="P1">X-Varnish: 657423945</text:p>
      <text:p text:style-name="P1">X-Cache: cp5008 int</text:p>
      <text:p text:style-name="P1">X-Cache-Status: int-front</text:p>
      <text:p text:style-name="P1"><text:soft-page-break/>Server-Timing: cache;desc="int-front"</text:p>
      <text:p text:style-name="P1">Set-Cookie: WMF-Last-Access=24-Jan-2020;Path=/;HttpOnly;secure;Expires=Tue, 25 Feb 2020 00:00:00 GMT</text:p>
      <text:p text:style-name="P1">Set-Cookie: WMF-Last-Access-Global=24-Jan-2020;Path=/;Domain=.wikipedia.org;HttpOnly;secure;Expires=Tue, 25 Feb 2020 00:00:00 GMT</text:p>
      <text:p text:style-name="P1">X-Client-IP: 103.211.39.31</text:p>
      <text:p text:style-name="P1">Location: https://en.wikipedia.org/</text:p>
      <text:p text:style-name="P1">Content-Length: 0</text:p>
      <text:p text:style-name="P1">Via: HTTP/1.1 forward.http.proxy:3128</text:p>
      <text:p text:style-name="P9">Connection: keep-alive<text:line-break/> </text:p>
      <text:p text:style-name="P9"><text:span text:style-name="T10">2.</text:span><text:span text:style-name="T9">How will you modify the above command to fetch the contents of </text:span><text:a xlink:type="simple" xlink:href="https://www.google.com/url?q=http://www.rediff.com&amp;sa=D&amp;ust=1579849389032000&amp;usg=AFQjCNHG94VdAfxEuBUnO-mgjjm8r9kufQ" text:style-name="Internet_20_link" text:visited-style-name="Visited_20_Internet_20_Link"><text:span text:style-name="T9">www.rediff.com</text:span></text:a><text:span text:style-name="T9"> ?</text:span></text:p>
      <text:p text:style-name="P9"><text:s/></text:p>
      <text:p text:style-name="P9"><text:span text:style-name="T8">We can fetch the contents of </text:span><text:a xlink:type="simple" xlink:href="http://www.rediff.com/" text:style-name="Internet_20_link" text:visited-style-name="Visited_20_Internet_20_Link"><text:span text:style-name="T8">www.rediff.com</text:span></text:a><text:span text:style-name="T8"> by modifying the host name from en.wikipedia.org to </text:span><text:a xlink:type="simple" xlink:href="http://www.rediff.com/" text:style-name="Internet_20_link" text:visited-style-name="Visited_20_Internet_20_Link"><text:span text:style-name="T8">www.rediff.com</text:span></text:a><text:span text:style-name="T8"> in both the printf and nc command. i.e., to which the host connects.</text:span><text:line-break/></text:p>
      <text:p text:style-name="P12">Modified Command:</text:p>
      <text:p text:style-name="P9">printf 'HEAD / HTTP/1.1\r\nHost: www.rediff.com\r\n\r\n' | nc www.rediff.com 80 </text:p>
      <text:p text:style-name="P9"/>
      <text:p text:style-name="P9"><text:span text:style-name="T8">Output:</text:span><text:line-break/><text:line-break/>sunandini@z-Latitude-E5450:~$ printf 'HEAD / HTTP/1.1\r\nHost: www.rediff.com\r\n\r\n' | nc www.rediff.com 80 </text:p>
      <text:p text:style-name="P9">HTTP/1.1 301 Moved Permanently</text:p>
      <text:p text:style-name="P9">Server: AkamaiGHost</text:p>
      <text:p text:style-name="P9">Content-Length: 0</text:p>
      <text:p text:style-name="P9">Location: https://www.rediff.com/</text:p>
      <text:p text:style-name="P9">Date: Fri, 24 Jan 2020 06:42:23 GMT</text:p>
      <text:p text:style-name="P9">Via: HTTP/1.1 forward.http.proxy:3128</text:p>
      <text:p text:style-name="P9">Connection: keep-al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9T22:37:24.595030484</meta:creation-date>
    <dc:date>2020-01-24T12:16:41.670691469</dc:date>
    <meta:editing-duration>PT55M16S</meta:editing-duration>
    <meta:editing-cycles>16</meta:editing-cycles>
    <meta:generator>LibreOffice/6.1.6.3$Linux_X86_64 LibreOffice_project/10$Build-3</meta:generator>
    <meta:document-statistic meta:table-count="0" meta:image-count="0" meta:object-count="0" meta:page-count="2" meta:paragraph-count="47" meta:word-count="465" meta:character-count="3276" meta:non-whitespace-character-count="2836"/>
  </office:meta>
</office:document-meta>
</file>